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7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19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0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1" style:parent-style-name="Standard" style:list-style-name="LFO1" style:family="paragraph">
      <style:paragraph-properties fo:text-align="justify"/>
      <style:text-properties fo:font-size="16pt" style:font-size-asian="16pt" style:font-size-complex="16pt"/>
    </style:style>
    <style:style style:name="P22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4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2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1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2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3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4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5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6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7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8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39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0" style:parent-style-name="Standard" style:family="paragraph">
      <style:paragraph-properties fo:text-align="justify"/>
      <style:text-properties fo:font-size="16pt" style:font-size-asian="16pt" style:font-size-complex="16pt"/>
    </style:style>
    <style:style style:name="P41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2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3" style:parent-style-name="Standard" style:family="paragraph">
      <style:paragraph-properties fo:text-align="justify"/>
      <style:text-properties fo:font-weight="bold" style:font-weight-asian="bold" fo:font-size="16pt" style:font-size-asian="16pt" style:font-size-complex="16pt"/>
    </style:style>
    <style:style style:name="P44" style:parent-style-name="Standard" style:family="paragraph">
      <style:paragraph-properties fo:text-align="justify"/>
    </style:style>
    <style:style style:name="T45" style:parent-style-name="Tipodeletrapredefinidodoparágrafo" style:family="text">
      <style:text-properties style:font-size-complex="16pt"/>
    </style:style>
    <style:style style:name="T46" style:parent-style-name="Tipodeletrapredefinidodoparágrafo" style:family="text">
      <style:text-properties style:font-size-complex="16pt"/>
    </style:style>
    <style:style style:name="T47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48" style:parent-style-name="Tipodeletrapredefinidodoparágrafo" style:family="text">
      <style:text-properties style:font-size-complex="16pt"/>
    </style:style>
    <style:style style:name="P49" style:parent-style-name="Standard" style:family="paragraph">
      <style:paragraph-properties fo:text-align="justify"/>
      <style:text-properties style:font-size-complex="16pt"/>
    </style:style>
    <style:style style:name="P50" style:parent-style-name="Standard" style:family="paragraph">
      <style:paragraph-properties fo:text-align="justify"/>
    </style:style>
    <style:style style:name="T51" style:parent-style-name="Tipodeletrapredefinidodoparágrafo" style:family="text">
      <style:text-properties style:font-size-complex="16pt"/>
    </style:style>
    <style:style style:name="T52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3" style:parent-style-name="Tipodeletrapredefinidodoparágrafo" style:family="text">
      <style:text-properties style:font-size-complex="16pt"/>
    </style:style>
    <style:style style:name="T54" style:parent-style-name="Tipodeletrapredefinidodoparágrafo" style:family="text">
      <style:text-properties style:font-size-complex="16pt"/>
    </style:style>
    <style:style style:name="T55" style:parent-style-name="Tipodeletrapredefinidodoparágrafo" style:family="text">
      <style:text-properties fo:font-weight="bold" style:font-weight-asian="bold" style:font-weight-complex="bold" style:font-size-complex="16pt"/>
    </style:style>
    <style:style style:name="T56" style:parent-style-name="Tipodeletrapredefinidodoparágrafo" style:family="text">
      <style:text-properties style:font-size-complex="16pt"/>
    </style:style>
    <style:style style:name="P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5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77" style:parent-style-name="Standard" style:list-style-name="LFO2" style:family="paragraph">
      <style:paragraph-properties fo:text-align="justify"/>
    </style:style>
    <style:style style:name="T78" style:parent-style-name="Tipodeletrapredefinidodoparágrafo" style:family="text">
      <style:text-properties fo:font-size="11pt" style:font-size-asian="11pt" style:font-size-complex="11pt"/>
    </style:style>
    <style:style style:name="T7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Tipodeletrapredefinidodoparágrafo" style:family="text">
      <style:text-properties fo:font-size="11pt" style:font-size-asian="11pt" style:font-size-complex="11pt"/>
    </style:style>
    <style:style style:name="T8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2" style:parent-style-name="Tipodeletrapredefinidodoparágrafo" style:family="text">
      <style:text-properties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88" style:parent-style-name="Standard" style:list-style-name="LFO2" style:family="paragraph">
      <style:paragraph-properties fo:text-align="justify"/>
    </style:style>
    <style:style style:name="T89" style:parent-style-name="Tipodeletrapredefinidodoparágrafo" style:family="text">
      <style:text-properties fo:font-size="11pt" style:font-size-asian="11pt" style:font-size-complex="11pt"/>
    </style:style>
    <style:style style:name="T9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Tipodeletrapredefinidodoparágrafo" style:family="text">
      <style:text-properties fo:font-size="11pt" style:font-size-asian="11pt" style:font-size-complex="11pt"/>
    </style:style>
    <style:style style:name="T9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3" style:parent-style-name="Tipodeletrapredefinidodoparágrafo" style:family="text">
      <style:text-properties fo:font-size="11pt" style:font-size-asian="11pt" style:font-size-complex="11pt"/>
    </style:style>
    <style:style style:name="T9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95" style:parent-style-name="Tipodeletrapredefinidodoparágrafo" style:family="text">
      <style:text-properties fo:font-size="11pt" style:font-size-asian="11pt" style:font-size-complex="11pt"/>
    </style:style>
    <style:style style:name="T96" style:parent-style-name="Tipodeletrapredefinidodoparágrafo" style:family="text">
      <style:text-properties fo:font-size="11pt" style:font-size-asian="11pt" style:font-size-complex="11pt"/>
    </style:style>
    <style:style style:name="T97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98" style:parent-style-name="Tipodeletrapredefinidodoparágrafo" style:family="text">
      <style:text-properties fo:font-size="11pt" style:font-size-asian="11pt" style:font-size-complex="11pt"/>
    </style:style>
    <style:style style:name="T9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0" style:parent-style-name="Tipodeletrapredefinidodoparágrafo" style:family="text">
      <style:text-properties fo:font-size="11pt" style:font-size-asian="11pt" style:font-size-complex="11pt"/>
    </style:style>
    <style:style style:name="T10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2" style:parent-style-name="Tipodeletrapredefinidodoparágrafo" style:family="text">
      <style:text-properties fo:font-size="11pt" style:font-size-asian="11pt" style:font-size-complex="11pt"/>
    </style:style>
    <style:style style:name="T10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04" style:parent-style-name="Tipodeletrapredefinidodoparágrafo" style:family="text">
      <style:text-properties fo:font-size="11pt" style:font-size-asian="11pt" style:font-size-complex="11pt"/>
    </style:style>
    <style:style style:name="P10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14" style:parent-style-name="Standard" style:list-style-name="LFO2" style:family="paragraph">
      <style:paragraph-properties fo:text-align="justify"/>
    </style:style>
    <style:style style:name="T115" style:parent-style-name="Tipodeletrapredefinidodoparágrafo" style:family="text">
      <style:text-properties fo:font-size="11pt" style:font-size-asian="11pt" style:font-size-complex="11pt"/>
    </style:style>
    <style:style style:name="T11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17" style:parent-style-name="Tipodeletrapredefinidodoparágrafo" style:family="text">
      <style:text-properties fo:font-size="11pt" style:font-size-asian="11pt" style:font-size-complex="11pt"/>
    </style:style>
    <style:style style:name="T118" style:parent-style-name="Tipodeletrapredefinidodoparágrafo" style:family="text">
      <style:text-properties fo:font-size="11pt" style:font-size-asian="11pt" style:font-size-complex="11pt"/>
    </style:style>
    <style:style style:name="T11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0" style:parent-style-name="Tipodeletrapredefinidodoparágrafo" style:family="text">
      <style:text-properties fo:font-size="11pt" style:font-size-asian="11pt" style:font-size-complex="11pt"/>
    </style:style>
    <style:style style:name="T12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2" style:parent-style-name="Tipodeletrapredefinidodoparágrafo" style:family="text">
      <style:text-properties fo:font-size="11pt" style:font-size-asian="11pt" style:font-size-complex="11pt"/>
    </style:style>
    <style:style style:name="T12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4" style:parent-style-name="Tipodeletrapredefinidodoparágrafo" style:family="text">
      <style:text-properties fo:font-size="11pt" style:font-size-asian="11pt" style:font-size-complex="11pt"/>
    </style:style>
    <style:style style:name="T12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6" style:parent-style-name="Tipodeletrapredefinidodoparágrafo" style:family="text">
      <style:text-properties fo:font-size="11pt" style:font-size-asian="11pt" style:font-size-complex="11pt"/>
    </style:style>
    <style:style style:name="T127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28" style:parent-style-name="Tipodeletrapredefinidodoparágrafo" style:family="text">
      <style:text-properties fo:font-size="11pt" style:font-size-asian="11pt" style:font-size-complex="11pt"/>
    </style:style>
    <style:style style:name="T12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30" style:parent-style-name="Tipodeletrapredefinidodoparágrafo" style:family="text">
      <style:text-properties fo:font-size="11pt" style:font-size-asian="11pt" style:font-size-complex="11pt"/>
    </style:style>
    <style:style style:name="T13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32" style:parent-style-name="Tipodeletrapredefinidodoparágrafo" style:family="text">
      <style:text-properties fo:font-size="11pt" style:font-size-asian="11pt" style:font-size-complex="11pt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3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45" style:parent-style-name="Standard" style:list-style-name="LFO2" style:family="paragraph">
      <style:paragraph-properties fo:text-align="justify"/>
    </style:style>
    <style:style style:name="T146" style:parent-style-name="Tipodeletrapredefinidodoparágrafo" style:family="text">
      <style:text-properties fo:font-size="11pt" style:font-size-asian="11pt" style:font-size-complex="11pt"/>
    </style:style>
    <style:style style:name="T147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Tipodeletrapredefinidodoparágrafo" style:family="text">
      <style:text-properties fo:font-size="11pt" style:font-size-asian="11pt" style:font-size-complex="11pt"/>
    </style:style>
    <style:style style:name="T14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50" style:parent-style-name="Tipodeletrapredefinidodoparágrafo" style:family="text">
      <style:text-properties fo:font-size="11pt" style:font-size-asian="11pt" style:font-size-complex="11pt"/>
    </style:style>
    <style:style style:name="T15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5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53" style:parent-style-name="Tipodeletrapredefinidodoparágrafo" style:family="text">
      <style:text-properties fo:font-size="11pt" style:font-size-asian="11pt" style:font-size-complex="11pt"/>
    </style:style>
    <style:style style:name="P15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59" style:parent-style-name="Standard" style:list-style-name="LFO2" style:family="paragraph">
      <style:paragraph-properties fo:text-align="justify"/>
    </style:style>
    <style:style style:name="T160" style:parent-style-name="Tipodeletrapredefinidodoparágrafo" style:family="text">
      <style:text-properties fo:font-size="11pt" style:font-size-asian="11pt" style:font-size-complex="11pt"/>
    </style:style>
    <style:style style:name="T16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62" style:parent-style-name="Tipodeletrapredefinidodoparágrafo" style:family="text">
      <style:text-properties fo:font-size="11pt" style:font-size-asian="11pt" style:font-size-complex="11pt"/>
    </style:style>
    <style:style style:name="T16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64" style:parent-style-name="Tipodeletrapredefinidodoparágrafo" style:family="text">
      <style:text-properties fo:font-size="11pt" style:font-size-asian="11pt" style:font-size-complex="11pt"/>
    </style:style>
    <style:style style:name="T16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6" style:parent-style-name="Tipodeletrapredefinidodoparágrafo" style:family="text">
      <style:text-properties fo:font-size="11pt" style:font-size-asian="11pt" style:font-size-complex="11pt"/>
    </style:style>
    <style:style style:name="T16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Tipodeletrapredefinidodoparágrafo" style:family="text">
      <style:text-properties fo:font-size="11pt" style:font-size-asian="11pt" style:font-size-complex="11pt"/>
    </style:style>
    <style:style style:name="P1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76" style:parent-style-name="Standard" style:list-style-name="LFO2" style:family="paragraph">
      <style:paragraph-properties fo:text-align="justify"/>
    </style:style>
    <style:style style:name="T177" style:parent-style-name="Tipodeletrapredefinidodoparágrafo" style:family="text">
      <style:text-properties fo:font-size="11pt" style:font-size-asian="11pt" style:font-size-complex="11pt"/>
    </style:style>
    <style:style style:name="T17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79" style:parent-style-name="Tipodeletrapredefinidodoparágrafo" style:family="text">
      <style:text-properties fo:font-size="11pt" style:font-size-asian="11pt" style:font-size-complex="11pt"/>
    </style:style>
    <style:style style:name="T18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81" style:parent-style-name="Tipodeletrapredefinidodoparágrafo" style:family="text">
      <style:text-properties fo:font-size="11pt" style:font-size-asian="11pt" style:font-size-complex="11pt"/>
    </style:style>
    <style:style style:name="P1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187" style:parent-style-name="Standard" style:list-style-name="LFO2" style:family="paragraph">
      <style:paragraph-properties fo:text-align="justify"/>
    </style:style>
    <style:style style:name="T188" style:parent-style-name="Tipodeletrapredefinidodoparágrafo" style:family="text">
      <style:text-properties fo:font-size="11pt" style:font-size-asian="11pt" style:font-size-complex="11pt"/>
    </style:style>
    <style:style style:name="T189" style:parent-style-name="Tipodeletrapredefinidodoparágrafo" style:family="text">
      <style:text-properties fo:font-size="11pt" style:font-size-asian="11pt" style:font-size-complex="11pt"/>
    </style:style>
    <style:style style:name="T190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191" style:parent-style-name="Tipodeletrapredefinidodoparágrafo" style:family="text">
      <style:text-properties fo:font-size="11pt" style:font-size-asian="11pt" style:font-size-complex="11pt"/>
    </style:style>
    <style:style style:name="T19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93" style:parent-style-name="Tipodeletrapredefinidodoparágrafo" style:family="text">
      <style:text-properties fo:font-size="11pt" style:font-size-asian="11pt" style:font-size-complex="11pt"/>
    </style:style>
    <style:style style:name="T19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95" style:parent-style-name="Tipodeletrapredefinidodoparágrafo" style:family="text">
      <style:text-properties fo:font-size="11pt" style:font-size-asian="11pt" style:font-size-complex="11pt"/>
    </style:style>
    <style:style style:name="T19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97" style:parent-style-name="Tipodeletrapredefinidodoparágrafo" style:family="text">
      <style:text-properties fo:font-size="11pt" style:font-size-asian="11pt" style:font-size-complex="11pt"/>
    </style:style>
    <style:style style:name="T19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199" style:parent-style-name="Tipodeletrapredefinidodoparágrafo" style:family="text">
      <style:text-properties fo:font-size="11pt" style:font-size-asian="11pt" style:font-size-complex="11pt"/>
    </style:style>
    <style:style style:name="T20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1" style:parent-style-name="Tipodeletrapredefinidodoparágrafo" style:family="text">
      <style:text-properties fo:font-size="11pt" style:font-size-asian="11pt" style:font-size-complex="11pt"/>
    </style:style>
    <style:style style:name="T202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03" style:parent-style-name="Tipodeletrapredefinidodoparágrafo" style:family="text">
      <style:text-properties fo:font-size="11pt" style:font-size-asian="11pt" style:font-size-complex="11pt"/>
    </style:style>
    <style:style style:name="T204" style:parent-style-name="Tipodeletrapredefinidodoparágrafo" style:family="text">
      <style:text-properties fo:font-size="11pt" style:font-size-asian="11pt" style:font-size-complex="11pt"/>
    </style:style>
    <style:style style:name="T20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06" style:parent-style-name="Tipodeletrapredefinidodoparágrafo" style:family="text">
      <style:text-properties fo:font-size="11pt" style:font-size-asian="11pt" style:font-size-complex="11pt"/>
    </style:style>
    <style:style style:name="P20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0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19" style:parent-style-name="Standard" style:list-style-name="LFO2" style:family="paragraph">
      <style:paragraph-properties fo:text-align="justify"/>
    </style:style>
    <style:style style:name="T220" style:parent-style-name="Tipodeletrapredefinidodoparágrafo" style:family="text">
      <style:text-properties fo:font-size="11pt" style:font-size-asian="11pt" style:font-size-complex="11pt"/>
    </style:style>
    <style:style style:name="T22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22" style:parent-style-name="Tipodeletrapredefinidodoparágrafo" style:family="text">
      <style:text-properties fo:font-size="11pt" style:font-size-asian="11pt" style:font-size-complex="11pt"/>
    </style:style>
    <style:style style:name="T22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24" style:parent-style-name="Tipodeletrapredefinidodoparágrafo" style:family="text">
      <style:text-properties fo:font-size="11pt" style:font-size-asian="11pt" style:font-size-complex="11pt"/>
    </style:style>
    <style:style style:name="T22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26" style:parent-style-name="Tipodeletrapredefinidodoparágrafo" style:family="text">
      <style:text-properties fo:font-size="11pt" style:font-size-asian="11pt" style:font-size-complex="11pt"/>
    </style:style>
    <style:style style:name="P22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2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33" style:parent-style-name="Standard" style:list-style-name="LFO2" style:family="paragraph">
      <style:paragraph-properties fo:text-align="justify"/>
    </style:style>
    <style:style style:name="T234" style:parent-style-name="Tipodeletrapredefinidodoparágrafo" style:family="text">
      <style:text-properties fo:font-size="11pt" style:font-size-asian="11pt" style:font-size-complex="11pt"/>
    </style:style>
    <style:style style:name="T23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36" style:parent-style-name="Tipodeletrapredefinidodoparágrafo" style:family="text">
      <style:text-properties fo:font-size="11pt" style:font-size-asian="11pt" style:font-size-complex="11pt"/>
    </style:style>
    <style:style style:name="T23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38" style:parent-style-name="Tipodeletrapredefinidodoparágrafo" style:family="text">
      <style:text-properties fo:font-size="11pt" style:font-size-asian="11pt" style:font-size-complex="11pt"/>
    </style:style>
    <style:style style:name="T23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40" style:parent-style-name="Tipodeletrapredefinidodoparágrafo" style:family="text">
      <style:text-properties fo:font-size="11pt" style:font-size-asian="11pt" style:font-size-complex="11pt"/>
    </style:style>
    <style:style style:name="T24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42" style:parent-style-name="Tipodeletrapredefinidodoparágrafo" style:family="text">
      <style:text-properties fo:font-size="11pt" style:font-size-asian="11pt" style:font-size-complex="11pt"/>
    </style:style>
    <style:style style:name="P2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52" style:parent-style-name="Standard" style:list-style-name="LFO2" style:family="paragraph">
      <style:paragraph-properties fo:text-align="justify"/>
    </style:style>
    <style:style style:name="T253" style:parent-style-name="Tipodeletrapredefinidodoparágrafo" style:family="text">
      <style:text-properties fo:font-size="11pt" style:font-size-asian="11pt" style:font-size-complex="11pt"/>
    </style:style>
    <style:style style:name="T254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55" style:parent-style-name="Tipodeletrapredefinidodoparágrafo" style:family="text">
      <style:text-properties fo:font-size="11pt" style:font-size-asian="11pt" style:font-size-complex="11pt"/>
    </style:style>
    <style:style style:name="T256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57" style:parent-style-name="Tipodeletrapredefinidodoparágrafo" style:family="text">
      <style:text-properties fo:font-size="11pt" style:font-size-asian="11pt" style:font-size-complex="11pt"/>
    </style:style>
    <style:style style:name="T25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59" style:parent-style-name="Tipodeletrapredefinidodoparágrafo" style:family="text">
      <style:text-properties fo:font-size="11pt" style:font-size-asian="11pt" style:font-size-complex="11pt"/>
    </style:style>
    <style:style style:name="T26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61" style:parent-style-name="Tipodeletrapredefinidodoparágrafo" style:family="text">
      <style:text-properties fo:font-size="11pt" style:font-size-asian="11pt" style:font-size-complex="11pt"/>
    </style:style>
    <style:style style:name="P26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69" style:parent-style-name="Standard" style:list-style-name="LFO2" style:family="paragraph">
      <style:paragraph-properties fo:text-align="justify"/>
    </style:style>
    <style:style style:name="T270" style:parent-style-name="Tipodeletrapredefinidodoparágrafo" style:family="text">
      <style:text-properties fo:font-size="11pt" style:font-size-asian="11pt" style:font-size-complex="11pt"/>
    </style:style>
    <style:style style:name="T27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72" style:parent-style-name="Tipodeletrapredefinidodoparágrafo" style:family="text">
      <style:text-properties fo:font-size="11pt" style:font-size-asian="11pt" style:font-size-complex="11pt"/>
    </style:style>
    <style:style style:name="T273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7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75" style:parent-style-name="Tipodeletrapredefinidodoparágrafo" style:family="text">
      <style:text-properties fo:font-size="11pt" style:font-size-asian="11pt" style:font-size-complex="11pt"/>
    </style:style>
    <style:style style:name="T27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77" style:parent-style-name="Tipodeletrapredefinidodoparágrafo" style:family="text">
      <style:text-properties fo:font-size="11pt" style:font-size-asian="11pt" style:font-size-complex="11pt"/>
    </style:style>
    <style:style style:name="T27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79" style:parent-style-name="Tipodeletrapredefinidodoparágrafo" style:family="text">
      <style:text-properties fo:font-size="11pt" style:font-size-asian="11pt" style:font-size-complex="11pt"/>
    </style:style>
    <style:style style:name="P28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87" style:parent-style-name="Standard" style:list-style-name="LFO2" style:family="paragraph">
      <style:paragraph-properties fo:text-align="justify"/>
    </style:style>
    <style:style style:name="T288" style:parent-style-name="Tipodeletrapredefinidodoparágrafo" style:family="text">
      <style:text-properties fo:font-size="11pt" style:font-size-asian="11pt" style:font-size-complex="11pt"/>
    </style:style>
    <style:style style:name="T28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290" style:parent-style-name="Tipodeletrapredefinidodoparágrafo" style:family="text">
      <style:text-properties fo:font-size="11pt" style:font-size-asian="11pt" style:font-size-complex="11pt"/>
    </style:style>
    <style:style style:name="T29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292" style:parent-style-name="Tipodeletrapredefinidodoparágrafo" style:family="text">
      <style:text-properties fo:font-size="11pt" style:font-size-asian="11pt" style:font-size-complex="11pt"/>
    </style:style>
    <style:style style:name="T29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94" style:parent-style-name="Tipodeletrapredefinidodoparágrafo" style:family="text">
      <style:text-properties fo:font-size="11pt" style:font-size-asian="11pt" style:font-size-complex="11pt"/>
    </style:style>
    <style:style style:name="T29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296" style:parent-style-name="Tipodeletrapredefinidodoparágrafo" style:family="text">
      <style:text-properties fo:font-size="11pt" style:font-size-asian="11pt" style:font-size-complex="11pt"/>
    </style:style>
    <style:style style:name="P29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29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04" style:parent-style-name="Standard" style:list-style-name="LFO2" style:family="paragraph">
      <style:paragraph-properties fo:text-align="justify"/>
    </style:style>
    <style:style style:name="T305" style:parent-style-name="Tipodeletrapredefinidodoparágrafo" style:family="text">
      <style:text-properties fo:font-size="11pt" style:font-size-asian="11pt" style:font-size-complex="11pt"/>
    </style:style>
    <style:style style:name="T306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07" style:parent-style-name="Tipodeletrapredefinidodoparágrafo" style:family="text">
      <style:text-properties fo:font-size="11pt" style:font-size-asian="11pt" style:font-size-complex="11pt"/>
    </style:style>
    <style:style style:name="T30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09" style:parent-style-name="Tipodeletrapredefinidodoparágrafo" style:family="text">
      <style:text-properties fo:font-size="11pt" style:font-size-asian="11pt" style:font-size-complex="11pt"/>
    </style:style>
    <style:style style:name="T310" style:parent-style-name="Tipodeletrapredefinidodoparágrafo" style:family="text">
      <style:text-properties fo:font-size="11pt" style:font-size-asian="11pt" style:font-size-complex="11pt"/>
    </style:style>
    <style:style style:name="T31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12" style:parent-style-name="Tipodeletrapredefinidodoparágrafo" style:family="text">
      <style:text-properties fo:font-size="11pt" style:font-size-asian="11pt" style:font-size-complex="11pt"/>
    </style:style>
    <style:style style:name="T31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14" style:parent-style-name="Tipodeletrapredefinidodoparágrafo" style:family="text">
      <style:text-properties fo:font-size="11pt" style:font-size-asian="11pt" style:font-size-complex="11pt"/>
    </style:style>
    <style:style style:name="T31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16" style:parent-style-name="Tipodeletrapredefinidodoparágrafo" style:family="text">
      <style:text-properties fo:font-size="11pt" style:font-size-asian="11pt" style:font-size-complex="11pt"/>
    </style:style>
    <style:style style:name="T31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18" style:parent-style-name="Tipodeletrapredefinidodoparágrafo" style:family="text">
      <style:text-properties fo:font-size="11pt" style:font-size-asian="11pt" style:font-size-complex="11pt"/>
    </style:style>
    <style:style style:name="P3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29" style:parent-style-name="Standard" style:list-style-name="LFO2" style:family="paragraph">
      <style:paragraph-properties fo:text-align="justify"/>
    </style:style>
    <style:style style:name="T330" style:parent-style-name="Tipodeletrapredefinidodoparágrafo" style:family="text">
      <style:text-properties fo:font-size="11pt" style:font-size-asian="11pt" style:font-size-complex="11pt"/>
    </style:style>
    <style:style style:name="T331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2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33" style:parent-style-name="Tipodeletrapredefinidodoparágrafo" style:family="text">
      <style:text-properties fo:font-size="11pt" style:font-size-asian="11pt" style:font-size-complex="11pt"/>
    </style:style>
    <style:style style:name="T33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35" style:parent-style-name="Tipodeletrapredefinidodoparágrafo" style:family="text">
      <style:text-properties fo:font-size="11pt" style:font-size-asian="11pt" style:font-size-complex="11pt"/>
    </style:style>
    <style:style style:name="T33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37" style:parent-style-name="Tipodeletrapredefinidodoparágrafo" style:family="text">
      <style:text-properties fo:font-size="11pt" style:font-size-asian="11pt" style:font-size-complex="11pt"/>
    </style:style>
    <style:style style:name="T33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39" style:parent-style-name="Tipodeletrapredefinidodoparágrafo" style:family="text">
      <style:text-properties fo:font-size="11pt" style:font-size-asian="11pt" style:font-size-complex="11pt"/>
    </style:style>
    <style:style style:name="T34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41" style:parent-style-name="Tipodeletrapredefinidodoparágrafo" style:family="text">
      <style:text-properties fo:font-size="11pt" style:font-size-asian="11pt" style:font-size-complex="11pt"/>
    </style:style>
    <style:style style:name="T34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43" style:parent-style-name="Tipodeletrapredefinidodoparágrafo" style:family="text">
      <style:text-properties fo:font-size="11pt" style:font-size-asian="11pt" style:font-size-complex="11pt"/>
    </style:style>
    <style:style style:name="P3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53" style:parent-style-name="Standard" style:list-style-name="LFO2" style:family="paragraph">
      <style:paragraph-properties fo:text-align="justify"/>
    </style:style>
    <style:style style:name="T354" style:parent-style-name="Tipodeletrapredefinidodoparágrafo" style:family="text">
      <style:text-properties fo:font-size="11pt" style:font-size-asian="11pt" style:font-size-complex="11pt"/>
    </style:style>
    <style:style style:name="T355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56" style:parent-style-name="Tipodeletrapredefinidodoparágrafo" style:family="text">
      <style:text-properties fo:font-size="11pt" style:font-size-asian="11pt" style:font-size-complex="11pt"/>
    </style:style>
    <style:style style:name="T35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58" style:parent-style-name="Tipodeletrapredefinidodoparágrafo" style:family="text">
      <style:text-properties fo:font-size="11pt" style:font-size-asian="11pt" style:font-size-complex="11pt"/>
    </style:style>
    <style:style style:name="T359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0" style:parent-style-name="Tipodeletrapredefinidodoparágrafo" style:family="text">
      <style:text-properties fo:font-size="11pt" style:font-size-asian="11pt" style:font-size-complex="11pt"/>
    </style:style>
    <style:style style:name="T36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62" style:parent-style-name="Tipodeletrapredefinidodoparágrafo" style:family="text">
      <style:text-properties fo:font-size="11pt" style:font-size-asian="11pt" style:font-size-complex="11pt"/>
    </style:style>
    <style:style style:name="T36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64" style:parent-style-name="Tipodeletrapredefinidodoparágrafo" style:family="text">
      <style:text-properties fo:font-size="11pt" style:font-size-asian="11pt" style:font-size-complex="11pt"/>
    </style:style>
    <style:style style:name="T365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66" style:parent-style-name="Tipodeletrapredefinidodoparágrafo" style:family="text">
      <style:text-properties fo:font-size="11pt" style:font-size-asian="11pt" style:font-size-complex="11pt"/>
    </style:style>
    <style:style style:name="P36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6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76" style:parent-style-name="Standard" style:list-style-name="LFO2" style:family="paragraph">
      <style:paragraph-properties fo:text-align="justify"/>
    </style:style>
    <style:style style:name="T377" style:parent-style-name="Tipodeletrapredefinidodoparágrafo" style:family="text">
      <style:text-properties fo:font-size="11pt" style:font-size-asian="11pt" style:font-size-complex="11pt"/>
    </style:style>
    <style:style style:name="T37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79" style:parent-style-name="Tipodeletrapredefinidodoparágrafo" style:family="text">
      <style:text-properties fo:font-size="11pt" style:font-size-asian="11pt" style:font-size-complex="11pt"/>
    </style:style>
    <style:style style:name="T38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81" style:parent-style-name="Tipodeletrapredefinidodoparágrafo" style:family="text">
      <style:text-properties fo:font-size="11pt" style:font-size-asian="11pt" style:font-size-complex="11pt"/>
    </style:style>
    <style:style style:name="P38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387" style:parent-style-name="Standard" style:list-style-name="LFO2" style:family="paragraph">
      <style:paragraph-properties fo:text-align="justify"/>
    </style:style>
    <style:style style:name="T388" style:parent-style-name="Tipodeletrapredefinidodoparágrafo" style:family="text">
      <style:text-properties fo:font-size="11pt" style:font-size-asian="11pt" style:font-size-complex="11pt"/>
    </style:style>
    <style:style style:name="T389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390" style:parent-style-name="Tipodeletrapredefinidodoparágrafo" style:family="text">
      <style:text-properties fo:font-size="11pt" style:font-size-asian="11pt" style:font-size-complex="11pt"/>
    </style:style>
    <style:style style:name="T391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392" style:parent-style-name="Tipodeletrapredefinidodoparágrafo" style:family="text">
      <style:text-properties fo:font-size="11pt" style:font-size-asian="11pt" style:font-size-complex="11pt"/>
    </style:style>
    <style:style style:name="T393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94" style:parent-style-name="Tipodeletrapredefinidodoparágrafo" style:family="text">
      <style:text-properties fo:font-size="11pt" style:font-size-asian="11pt" style:font-size-complex="11pt"/>
    </style:style>
    <style:style style:name="T395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96" style:parent-style-name="Tipodeletrapredefinidodoparágrafo" style:family="text">
      <style:text-properties fo:font-size="11pt" style:font-size-asian="11pt" style:font-size-complex="11pt"/>
    </style:style>
    <style:style style:name="T397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398" style:parent-style-name="Tipodeletrapredefinidodoparágrafo" style:family="text">
      <style:text-properties fo:font-size="11pt" style:font-size-asian="11pt" style:font-size-complex="11pt"/>
    </style:style>
    <style:style style:name="T399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00" style:parent-style-name="Tipodeletrapredefinidodoparágrafo" style:family="text">
      <style:text-properties fo:font-size="11pt" style:font-size-asian="11pt" style:font-size-complex="11pt"/>
    </style:style>
    <style:style style:name="T401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3" style:parent-style-name="Tipodeletrapredefinidodoparágrafo" style:family="text">
      <style:text-properties fo:font-size="11pt" style:font-size-asian="11pt" style:font-size-complex="11pt"/>
    </style:style>
    <style:style style:name="T404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5" style:parent-style-name="Tipodeletrapredefinidodoparágrafo" style:family="text">
      <style:text-properties fo:font-size="11pt" style:font-size-asian="11pt" style:font-size-complex="11pt"/>
    </style:style>
    <style:style style:name="T40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7" style:parent-style-name="Tipodeletrapredefinidodoparágrafo" style:family="text">
      <style:text-properties fo:font-size="11pt" style:font-size-asian="11pt" style:font-size-complex="11pt"/>
    </style:style>
    <style:style style:name="T408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9" style:parent-style-name="Tipodeletrapredefinidodoparágrafo" style:family="text">
      <style:text-properties fo:font-size="11pt" style:font-size-asian="11pt" style:font-size-complex="11pt"/>
    </style:style>
    <style:style style:name="P41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1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26" style:parent-style-name="Standard" style:list-style-name="LFO2" style:family="paragraph">
      <style:paragraph-properties fo:text-align="justify"/>
    </style:style>
    <style:style style:name="T427" style:parent-style-name="Tipodeletrapredefinidodoparágrafo" style:family="text">
      <style:text-properties fo:font-size="11pt" style:font-size-asian="11pt" style:font-size-complex="11pt"/>
    </style:style>
    <style:style style:name="T428" style:parent-style-name="Tipodeletrapredefinidodoparágrafo" style:family="text">
      <style:text-properties fo:font-weight="bold" style:font-weight-asian="bold" style:font-weight-complex="bold" fo:font-size="11pt" style:font-size-asian="11pt" style:font-size-complex="11pt"/>
    </style:style>
    <style:style style:name="T429" style:parent-style-name="Tipodeletrapredefinidodoparágrafo" style:family="text">
      <style:text-properties fo:font-size="11pt" style:font-size-asian="11pt" style:font-size-complex="11pt"/>
    </style:style>
    <style:style style:name="T430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31" style:parent-style-name="Tipodeletrapredefinidodoparágrafo" style:family="text">
      <style:text-properties fo:font-size="11pt" style:font-size-asian="11pt" style:font-size-complex="11pt"/>
    </style:style>
    <style:style style:name="T432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33" style:parent-style-name="Tipodeletrapredefinidodoparágrafo" style:family="text">
      <style:text-properties fo:font-size="11pt" style:font-size-asian="11pt" style:font-size-complex="11pt"/>
    </style:style>
    <style:style style:name="T434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35" style:parent-style-name="Tipodeletrapredefinidodoparágrafo" style:family="text">
      <style:text-properties fo:font-size="11pt" style:font-size-asian="11pt" style:font-size-complex="11pt"/>
    </style:style>
    <style:style style:name="T436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37" style:parent-style-name="Tipodeletrapredefinidodoparágrafo" style:family="text">
      <style:text-properties fo:font-size="11pt" style:font-size-asian="11pt" style:font-size-complex="11pt"/>
    </style:style>
    <style:style style:name="T438" style:parent-style-name="Tipodeletrapredefinidodoparágrafo" style:family="text">
      <style:text-properties fo:font-style="italic" style:font-style-asian="italic" style:font-style-complex="italic" fo:font-size="11pt" style:font-size-asian="11pt" style:font-size-complex="11pt"/>
    </style:style>
    <style:style style:name="T439" style:parent-style-name="Tipodeletrapredefinidodoparágrafo" style:family="text">
      <style:text-properties fo:font-size="11pt" style:font-size-asian="11pt" style:font-size-complex="11pt"/>
    </style:style>
    <style:style style:name="T440" style:parent-style-name="Tipodeletrapredefinidodopará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41" style:parent-style-name="Tipodeletrapredefinidodoparágrafo" style:family="text">
      <style:text-properties fo:font-size="11pt" style:font-size-asian="11pt" style:font-size-complex="11pt"/>
    </style:style>
    <style:style style:name="T442" style:parent-style-name="Tipodeletrapredefinidodoparágrafo" style:family="text">
      <style:text-properties fo:font-size="11pt" style:font-size-asian="11pt" style:font-size-complex="11pt"/>
    </style:style>
    <style:style style:name="P443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44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45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46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47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48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49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0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1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2" style:parent-style-name="Standard" style:family="paragraph">
      <style:paragraph-properties fo:text-align="justify"/>
      <style:text-properties fo:font-size="11pt" style:font-size-asian="11pt" style:font-size-complex="11pt"/>
    </style:style>
    <style:style style:name="P453" style:parent-style-name="Standard" style:family="paragraph">
      <style:paragraph-properties fo:text-align="justify"/>
      <style:text-properties style:font-size-complex="16pt"/>
    </style:style>
    <style:style style:name="P454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55" style:parent-style-name="Standard" style:family="paragraph">
      <style:paragraph-properties fo:text-align="justify"/>
      <style:text-properties style:font-size-complex="16pt"/>
    </style:style>
    <style:style style:name="P456" style:parent-style-name="Standard" style:family="paragraph">
      <style:paragraph-properties fo:text-align="justify"/>
      <style:text-properties style:font-size-complex="16pt"/>
    </style:style>
    <style:style style:name="P457" style:parent-style-name="Standard" style:list-style-name="LFO3" style:family="paragraph">
      <style:paragraph-properties fo:text-align="justify"/>
      <style:text-properties style:font-size-complex="16pt"/>
    </style:style>
    <style:style style:name="P45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5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2" style:parent-style-name="Standard" style:list-style-name="LFO3" style:family="paragraph">
      <style:paragraph-properties fo:text-align="justify"/>
      <style:text-properties style:font-size-complex="16pt"/>
    </style:style>
    <style:style style:name="P463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8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69" style:parent-style-name="Standard" style:list-style-name="LFO3" style:family="paragraph">
      <style:paragraph-properties fo:text-align="justify"/>
      <style:text-properties style:font-size-complex="16pt"/>
    </style:style>
    <style:style style:name="P47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3" style:parent-style-name="Standard" style:list-style-name="LFO3" style:family="paragraph">
      <style:paragraph-properties fo:text-align="justify"/>
      <style:text-properties style:font-size-complex="16pt"/>
    </style:style>
    <style:style style:name="P474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5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6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7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78" style:parent-style-name="Standard" style:list-style-name="LFO3" style:family="paragraph">
      <style:paragraph-properties fo:text-align="justify"/>
      <style:text-properties style:font-size-complex="16pt"/>
    </style:style>
    <style:style style:name="P479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0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1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2" style:parent-style-name="Standard" style:family="paragraph">
      <style:paragraph-properties fo:text-align="justify" fo:margin-left="0.5in">
        <style:tab-stops/>
      </style:paragraph-properties>
      <style:text-properties style:font-size-complex="16pt"/>
    </style:style>
    <style:style style:name="P483" style:parent-style-name="Standard" style:list-style-name="LFO3" style:family="paragraph">
      <style:paragraph-properties fo:text-align="justify"/>
      <style:text-properties style:font-size-complex="16pt"/>
    </style:style>
    <style:style style:name="P484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85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86" style:parent-style-name="Standard" style:family="paragraph">
      <style:paragraph-properties fo:text-align="justify" fo:margin-left="0.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487" style:parent-style-name="Standard" style:family="paragraph">
      <style:paragraph-properties fo:text-align="justify"/>
      <style:text-properties fo:font-weight="bold" style:font-weight-asian="bold" style:font-weight-complex="bold" fo:font-size="16pt" style:font-size-asian="16pt" style:font-size-complex="16pt"/>
    </style:style>
    <style:style style:name="P488" style:parent-style-name="Standard" style:family="paragraph">
      <style:paragraph-properties fo:text-align="justify"/>
      <style:text-properties style:font-size-complex="16pt"/>
    </style:style>
    <style:style style:name="P489" style:parent-style-name="Standard" style:family="paragraph">
      <style:paragraph-properties fo:text-align="justify"/>
      <style:text-properties style:font-size-complex="16pt"/>
    </style:style>
    <style:style style:name="P490" style:parent-style-name="Standard" style:family="paragraph">
      <style:paragraph-properties fo:text-align="justify"/>
      <style:text-properties style:font-size-complex="16pt"/>
    </style:style>
    <style:style style:name="P491" style:parent-style-name="Standard" style:list-style-name="LFO4" style:family="paragraph">
      <style:paragraph-properties fo:text-align="justify"/>
      <style:text-properties style:font-size-complex="16pt"/>
    </style:style>
    <style:style style:name="P492" style:parent-style-name="Standard" style:list-style-name="LFO4" style:family="paragraph">
      <style:paragraph-properties fo:text-align="justify"/>
      <style:text-properties style:font-size-complex="16pt"/>
    </style:style>
    <style:style style:name="P493" style:parent-style-name="Standard" style:list-style-name="LFO4" style:family="paragraph">
      <style:paragraph-properties fo:text-align="justify"/>
      <style:text-properties style:font-size-complex="16pt"/>
    </style:style>
    <style:style style:name="P494" style:parent-style-name="Standard" style:list-style-name="LFO4" style:family="paragraph">
      <style:paragraph-properties fo:text-align="justify"/>
      <style:text-properties style:font-size-complex="16pt"/>
    </style:style>
    <style:style style:name="P495" style:parent-style-name="Standard" style:list-style-name="LFO4" style:family="paragraph">
      <style:paragraph-properties fo:text-align="justify"/>
      <style:text-properties style:font-size-complex="16pt"/>
    </style:style>
    <style:style style:name="P496" style:parent-style-name="Standard" style:list-style-name="LFO4" style:family="paragraph">
      <style:paragraph-properties fo:text-align="justify"/>
      <style:text-properties style:font-size-complex="16pt"/>
    </style:style>
    <style:style style:name="P497" style:parent-style-name="Standard" style:list-style-name="LFO4" style:family="paragraph">
      <style:paragraph-properties fo:text-align="justify"/>
      <style:text-properties style:font-size-complex="16pt"/>
    </style:style>
    <style:style style:name="P498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499" style:parent-style-name="Standard" style:family="paragraph">
      <style:paragraph-properties fo:text-align="justify" fo:margin-left="0.25in">
        <style:tab-stops/>
      </style:paragraph-properties>
    </style:style>
    <style:style style:name="T500" style:parent-style-name="Tipodeletrapredefinidodoparágrafo" style:family="text">
      <style:text-properties style:font-size-complex="16pt"/>
    </style:style>
    <style:style style:name="T501" style:parent-style-name="Tipodeletrapredefinidodoparágrafo" style:family="text">
      <style:text-properties style:font-size-complex="16pt"/>
    </style:style>
    <style:style style:name="T502" style:parent-style-name="Tipodeletrapredefinidodoparágrafo" style:family="text">
      <style:text-properties fo:font-style="italic" style:font-style-asian="italic" style:font-size-complex="16pt"/>
    </style:style>
    <style:style style:name="T503" style:parent-style-name="Tipodeletrapredefinidodoparágrafo" style:family="text">
      <style:text-properties style:font-size-complex="16pt"/>
    </style:style>
    <style:style style:name="P504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05" style:parent-style-name="Standard" style:family="paragraph">
      <style:paragraph-properties fo:text-align="justify" fo:margin-left="0.25in">
        <style:tab-stops/>
      </style:paragraph-properties>
      <style:text-properties style:font-size-complex="16pt"/>
    </style:style>
    <style:style style:name="P506" style:parent-style-name="Standard" style:list-style-name="LFO5" style:family="paragraph">
      <style:paragraph-properties fo:text-align="justify"/>
      <style:text-properties style:font-size-complex="16pt"/>
    </style:style>
    <style:style style:name="P507" style:parent-style-name="Standard" style:list-style-name="LFO5" style:family="paragraph">
      <style:paragraph-properties fo:text-align="justify"/>
      <style:text-properties style:font-size-complex="16pt"/>
    </style:style>
    <style:style style:name="P508" style:parent-style-name="Standard" style:list-style-name="LFO5" style:family="paragraph">
      <style:paragraph-properties fo:text-align="justify"/>
      <style:text-properties style:font-size-complex="16pt"/>
    </style:style>
    <style:style style:name="P509" style:parent-style-name="Standard" style:list-style-name="LFO5" style:family="paragraph">
      <style:paragraph-properties fo:text-align="justify"/>
      <style:text-properties style:font-size-complex="16pt"/>
    </style:style>
    <style:style style:name="P510" style:parent-style-name="Standard" style:family="paragraph">
      <style:paragraph-properties fo:text-align="justify"/>
      <style:text-properties style:font-size-complex="16pt"/>
    </style:style>
    <style:style style:name="P511" style:parent-style-name="Standard" style:family="paragraph">
      <style:paragraph-properties fo:text-align="justify"/>
    </style:style>
    <style:style style:name="T512" style:parent-style-name="Tipodeletrapredefinidodoparágrafo" style:family="text">
      <style:text-properties style:font-size-complex="16pt"/>
    </style:style>
    <style:style style:name="T513" style:parent-style-name="Tipodeletrapredefinidodoparágrafo" style:family="text">
      <style:text-properties style:font-size-complex="16pt"/>
    </style:style>
  </office:automatic-styles>
  <office:body>
    <office:text text:use-soft-page-breaks="true">
      <text:p text:style-name="P1">Instituto Superior Técnico</text:p>
      <text:p text:style-name="P2"><text:s/></text:p>
      <text:p text:style-name="P3"><text:s/></text:p>
      <text:p text:style-name="P4"><text:s/></text:p>
      <text:p text:style-name="P5">Projeto de Bases de Dados</text:p>
      <text:p text:style-name="P6"/>
      <text:p text:style-name="P7">Parte 3</text:p>
      <text:p text:style-name="P8"><text:s/></text:p>
      <text:p text:style-name="P9"><text:s/></text:p>
      <text:p text:style-name="P10"><text:s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Grupo 40:</text:p>
      <text:list text:style-name="LFO1" text:continue-numbering="true">
        <text:list-item>
          <text:p text:style-name="P19">Artur Fortunato, nº 86388 (33% de contribuição, 10 horas de esforço)</text:p>
        </text:list-item>
        <text:list-item>
          <text:p text:style-name="P20">Jorge Pacheco, nº 86457 (33% de contribuição, 10 horas de esforço)</text:p>
        </text:list-item>
        <text:list-item>
          <text:p text:style-name="P21">Miguel<text:s/>Rocha, nº 86482 (33% de contribuição, 10 horas de esforço)</text:p>
        </text:list-item>
      </text:list>
      <text:p text:style-name="P22"/>
      <text:p text:style-name="P23"><text:s/></text:p>
      <text:p text:style-name="P24"><text:s/></text:p>
      <text:p text:style-name="P25"><text:s/></text:p>
      <text:p text:style-name="P26"><text:s/></text:p>
      <text:p text:style-name="P27"><text:s/></text:p>
      <text:p text:style-name="P28">Turno: BD22517957L03 (Lab 10)</text:p>
      <text:p text:style-name="P29"/>
      <text:p text:style-name="P30"/>
      <text:p text:style-name="P31"/>
      <text:p text:style-name="P32"/>
      <text:p text:style-name="P33">Docente de Laboratório: André Vasconcelos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Criação e População da Base de Dados</text:p>
      <text:p text:style-name="P43"/>
      <text:p text:style-name="P44"><text:span text:style-name="T45">Tendo em conta o número elevado de registos (comando “insert” em</text:span><text:span text:style-name="T46"><text:s/>SQL) requeridos, criámos um script em Python3 que criou e preencheu o ficheiro<text:s/></text:span><text:span text:style-name="T47">“populate.sql”</text:span><text:span text:style-name="T48">.</text:span></text:p>
      <text:p text:style-name="P49"/>
      <text:p text:style-name="P50"><text:span text:style-name="T51">Cada função do script foi otimizada de acordo com o ficheiro<text:s/></text:span><text:span text:style-name="T52">“schema.sql”</text:span><text:span text:style-name="T53">, onde está especificado a criação das múltiplas tabelas referentes à base de dados qu</text:span><text:span text:style-name="T54">e representa o esquema racional do Anexo A em linguagem PostgreSQL. Os “drop table” iniciais servem para limpar os dados da base de dados antes de ser populada outra vez usando o<text:s/></text:span><text:span text:style-name="T55">“populate.sql”</text:span><text:span text:style-name="T56">.</text:span></text:p>
      <text:p text:style-name="P57"/>
      <text:p text:style-name="P58">drop table if exists Solicita cascade;</text:p>
      <text:p text:style-name="P59">drop table if<text:s/>exists SegmentoVideo cascade;</text:p>
      <text:p text:style-name="P60">drop table if exists Video cascade;</text:p>
      <text:p text:style-name="P61">drop table if exists Vigia cascade;</text:p>
      <text:p text:style-name="P62">drop table if exists Camara cascade;</text:p>
      <text:p text:style-name="P63">drop table if exists EventoEmergencia cascade;</text:p>
      <text:p text:style-name="P64">drop table if exists Locais cascade;</text:p>
      <text:p text:style-name="P65">drop table if exists Audita cascade;</text:p>
      <text:p text:style-name="P66">drop table if exists Transporta cascade;</text:p>
      <text:p text:style-name="P67">drop table if exists MeioCombate cascade;</text:p>
      <text:p text:style-name="P68">drop table if exists Alocado cascade;</text:p>
      <text:p text:style-name="P69">drop table if exists MeioSocorro cascade;</text:p>
      <text:p text:style-name="P70">drop table if exists Aciona cascade;</text:p>
      <text:p text:style-name="P71">drop table if exists MeioApoio cascade;</text:p>
      <text:p text:style-name="P72">drop table if exists ProcessoSocorro cascade;</text:p>
      <text:p text:style-name="P73">drop table if exists Coordenador cascade;</text:p>
      <text:p text:style-name="P74">drop table if exists Meio cascade;</text:p>
      <text:p text:style-name="P75">drop table if exists EntidadeMeio cascade;</text:p>
      <text:p text:style-name="P76"/>
      <text:list text:style-name="LFO2" text:continue-numbering="true">
        <text:list-item>
          <text:p text:style-name="P77"><text:span text:style-name="T78">A entidade<text:s/></text:span><text:span text:style-name="T79">“Camara”</text:span><text:span text:style-name="T80"><text:s/>tem uma chave primária que corresponde a um inteiro com o nome de<text:s/></text:span><text:span text:style-name="T81">numCamara</text:span><text:span text:style-name="T82">.</text:span></text:p>
        </text:list-item>
      </text:list>
      <text:p text:style-name="P83"/>
      <text:p text:style-name="P84">create table Camara</text:p>
      <text:p text:style-name="P85"><text:s text:c="4"/>(numCamara int not null unique,</text:p>
      <text:p text:style-name="P86"><text:s text:c="4"/>constraint pk_camara primary key(numCamara));</text:p>
      <text:p text:style-name="P87"/>
      <text:list text:style-name="LFO2" text:continue-numbering="true">
        <text:list-item>
          <text:p text:style-name="P88"><text:span text:style-name="T89">A entidade<text:s/></text:span><text:span text:style-name="T90">“Video”</text:span><text:span text:style-name="T91"><text:s/>é uma entidade fraca, cuja chave primária corresponde a um<text:s/></text:span><text:span text:style-name="T92">timestamp</text:span><text:span text:style-name="T93"><text:s/>(com o formato YYYY-MM-DD HH:MM:SS) com o nome<text:s/></text:span><text:span text:style-name="T94">dataHoraInicio</text:span><text:span text:style-name="T95">, e</text:span><text:span text:style-name="T96"><text:s/>tem uma<text:s/></text:span><text:span text:style-name="T97">foreign key</text:span><text:span text:style-name="T98"><text:s/>que corresponde ao<text:s/></text:span><text:span text:style-name="T99">numCamara</text:span><text:span text:style-name="T100"><text:s/>que o vídeo está associado. A<text:s/></text:span><text:span text:style-name="T101">dataHoraFim</text:span><text:span text:style-name="T102"><text:s/>tem de ser superior a<text:s/></text:span><text:span text:style-name="T103">dataHoraInicio</text:span><text:span text:style-name="T104">.</text:span></text:p>
        </text:list-item>
      </text:list>
      <text:p text:style-name="P105"/>
      <text:p text:style-name="P106">create table Video</text:p>
      <text:p text:style-name="P107"><text:s text:c="4"/>(dataHoraInicio timestamp not null,</text:p>
      <text:p text:style-name="P108"><text:s text:c="4"/>dataHoraFim timestamp not null,</text:p>
      <text:p text:style-name="P109"><text:s text:c="4"/>numCamara int not null ,</text:p>
      <text:p text:style-name="P110"><text:s text:c="4"/>constraint pk_video primary key (dataHoraInicio),</text:p>
      <text:p text:style-name="P111"><text:s text:c="4"/>constraint fk_camara foreign key (numCamara) references Video(numCamara),</text:p>
      <text:p text:style-name="P112"><text:s text:c="4"/>constraint chk_video_time check (dataHoraFim &gt; dataHoraInicio));</text:p>
      <text:p text:style-name="P113"/>
      <text:list text:style-name="LFO2" text:continue-numbering="true">
        <text:list-item>
          <text:p text:style-name="P114"><text:span text:style-name="T115">A entidade<text:s/></text:span><text:span text:style-name="T116">“SegmentoVideo”</text:span><text:span text:style-name="T117"><text:s/>é uma entidade fraca, cuja<text:s/></text:span><text:span text:style-name="T118">chave primária corresponde a uma chave composta entre o<text:s/></text:span><text:span text:style-name="T119">numCamara</text:span><text:span text:style-name="T120">, o<text:s/></text:span><text:span text:style-name="T121">numSegmento</text:span><text:span text:style-name="T122"><text:s/>e a<text:s/></text:span><text:span text:style-name="T123">dataHoraInicio</text:span><text:span text:style-name="T124">. O<text:s/></text:span><text:span text:style-name="T125">numCamara</text:span><text:span text:style-name="T126"><text:s/>é uma<text:s/></text:span><text:span text:style-name="T127">foreign key</text:span><text:span text:style-name="T128"><text:s/>que provém da Camara a que o Video está associado. A<text:s/></text:span><text:span text:style-name="T129">dataHoraInicio</text:span><text:span text:style-name="T130"><text:s/>é uma<text:s/></text:span><text:span text:style-name="T131">foreign key</text:span><text:span text:style-name="T132"><text:s/>que provém do Video.</text:span></text:p>
        </text:list-item>
      </text:list>
      <text:p text:style-name="P133"/>
      <text:p text:style-name="P134"/>
      <text:p text:style-name="P135">create table SegmentoVideo</text:p>
      <text:p text:style-name="P136"><text:s text:c="4"/>(numSegmento int not null ,</text:p>
      <text:p text:style-name="P137"><text:s text:c="4"/>duracao int not null,</text:p>
      <text:p text:style-name="P138"><text:s text:c="4"/>dataHoraInicio timestamp not null,</text:p>
      <text:p text:style-name="P139"><text:s text:c="4"/>numCamara int not null ,</text:p>
      <text:p text:style-name="P140"><text:s text:c="4"/>constraint pk_segment primary key (numCamara, numSegmento, dataHoraInicio),</text:p>
      <text:p text:style-name="P141"><text:s text:c="4"/>constraint fk_camara foreign key (numCamara) references Video(numCamara),</text:p>
      <text:p text:style-name="P142"><text:s text:c="4"/>constraint fk_dataHoraInicio foreign key (dataHoraInicio) references Video(dataHoraInicio));</text:p>
      <text:p text:style-name="P143"/>
      <text:p text:style-name="P144"/>
      <text:list text:style-name="LFO2" text:continue-numbering="true">
        <text:list-item>
          <text:p text:style-name="P145"><text:span text:style-name="T146">A entidade<text:s/></text:span><text:span text:style-name="T147">“Locais”</text:span><text:span text:style-name="T148"><text:s/>tem uma chave primária que corresponde a um<text:s/></text:span><text:span text:style-name="T149">string</text:span><text:span text:style-name="T150"><text:s/>de tamanho variável que tem o nome de<text:s/></text:span><text:span text:style-name="T151">moradaLoc</text:span><text:span text:style-name="T152">al</text:span><text:span text:style-name="T153">.</text:span></text:p>
        </text:list-item>
      </text:list>
      <text:p text:style-name="P154"/>
      <text:p text:style-name="P155">create table Locais</text:p>
      <text:p text:style-name="P156"><text:tab/>(moradaLocal varchar(255) not null unique,</text:p>
      <text:p text:style-name="P157"><text:tab/>constraint pk_local primary key (moradaLocal));</text:p>
      <text:p text:style-name="P158"/>
      <text:list text:style-name="LFO2" text:continue-numbering="true">
        <text:list-item>
          <text:p text:style-name="P159"><text:span text:style-name="T160">A entidade<text:s/></text:span><text:span text:style-name="T161">“Vigia”</text:span><text:span text:style-name="T162"><text:s/>tem duas<text:s/></text:span><text:span text:style-name="T163">foreign key</text:span><text:span text:style-name="T164">:<text:s/></text:span><text:span text:style-name="T165">moradaLocal</text:span><text:span text:style-name="T166"><text:s/>que provém de Locais e<text:s/></text:span><text:span text:style-name="T167">numCamara</text:span><text:span text:style-name="T168"><text:s/>que provém de Camara.</text:span></text:p>
        </text:list-item>
      </text:list>
      <text:p text:style-name="P169"/>
      <text:p text:style-name="P170">create table Vigia</text:p>
      <text:p text:style-name="P171"><text:tab/>(moradaLocal varchar(255) not null,</text:p>
      <text:p text:style-name="P172"><text:tab/>numCamara int not null unique,</text:p>
      <text:p text:style-name="P173"><text:tab/>constraint fk_local foreign key (moradaLocal) references Locais(moradaLocal),</text:p>
      <text:p text:style-name="P174"><text:tab/>constraint fk_camara foreign key (numCamara) references Camara(numCamara));</text:p>
      <text:p text:style-name="P175"/>
      <text:list text:style-name="LFO2" text:continue-numbering="true">
        <text:list-item>
          <text:p text:style-name="P176"><text:span text:style-name="T177">A tabela<text:s/></text:span><text:span text:style-name="T178">“ProcessoSocorro”</text:span><text:span text:style-name="T179"><text:s/>tem uma chave primária que corresponde a um inteiro e tem o nome de<text:s/></text:span><text:span text:style-name="T180">numProcessoSocorro</text:span><text:span text:style-name="T181">.</text:span></text:p>
        </text:list-item>
      </text:list>
      <text:p text:style-name="P182"/>
      <text:p text:style-name="P183">create table ProcessoSocorro</text:p>
      <text:p text:style-name="P184"><text:tab/>(numProcessoSocorro int not null unique,</text:p>
      <text:p text:style-name="P185"><text:tab/>constraint pk_numProcessoSocorro primary key (numProcessoSocorro));</text:p>
      <text:p text:style-name="P186"/>
      <text:list text:style-name="LFO2" text:continue-numbering="true">
        <text:list-item>
          <text:p text:style-name="P187"><text:span text:style-name="T188">A entida</text:span><text:span text:style-name="T189">de<text:s/></text:span><text:span text:style-name="T190">“EventoEmergencia”</text:span><text:span text:style-name="T191"><text:s/>tem uma chave primária que corresponde a uma chave composta entre o<text:s/></text:span><text:span text:style-name="T192">numTelefone</text:span><text:span text:style-name="T193">, que é uma<text:s/></text:span><text:span text:style-name="T194">string</text:span><text:span text:style-name="T195"><text:s/>de tamanho fixo 9, e o<text:s/></text:span><text:span text:style-name="T196">nomePessoa</text:span><text:span text:style-name="T197">, que corresponde a uma<text:s/></text:span><text:span text:style-name="T198">string</text:span><text:span text:style-name="T199"><text:s/>de tamanho variável. A<text:s/></text:span><text:span text:style-name="T200">moradaLocal</text:span><text:span text:style-name="T201"><text:s/>é uma<text:s/></text:span><text:span text:style-name="T202">foreign key</text:span><text:span text:style-name="T203"><text:s/>que provém de Locai</text:span><text:span text:style-name="T204">s e o<text:s/></text:span><text:span text:style-name="T205">numProcessoSocorro</text:span><text:span text:style-name="T206"><text:s/>é uma foreign key que provém de ProcessoSocorro.</text:span></text:p>
        </text:list-item>
      </text:list>
      <text:p text:style-name="P207"/>
      <text:p text:style-name="P208">create table EventoEmergencia</text:p>
      <text:p text:style-name="P209"><text:tab/>(numTelefone char(9) not null,</text:p>
      <text:p text:style-name="P210"><text:tab/>instanteChamada timestamp not null,</text:p>
      <text:p text:style-name="P211"><text:tab/>nomePessoa varchar(30) not null,</text:p>
      <text:p text:style-name="P212"><text:tab/>moradaLocal varchar(255) not null,</text:p>
      <text:p text:style-name="P213"><text:tab/>numProcessoSocorro int not null,</text:p>
      <text:p text:style-name="P214"><text:tab/>constraint pk_witness primary key(numTelefone, nomePessoa),</text:p>
      <text:p text:style-name="P215"><text:tab/>constraint pk_telefone primary key(numTelefone, instanteChamada),</text:p>
      <text:p text:style-name="P216"><text:tab/>constraint fk_local foreign key (moradaLocal) references Locais(moradaLocal),</text:p>
      <text:p text:style-name="P217"><text:tab/>constraint fk_numProcessoSocorro foreign key (numProcessoSocorro) references ProcessoSocorro(numProcessoSocorro));</text:p>
      <text:p text:style-name="P218"/>
      <text:list text:style-name="LFO2" text:continue-numbering="true">
        <text:list-item>
          <text:p text:style-name="P219"><text:span text:style-name="T220">A entidade<text:s/></text:span><text:span text:style-name="T221">“EntidadeMeio”</text:span><text:span text:style-name="T222"><text:s/>tem uma chave primária que é uma<text:s/></text:span><text:span text:style-name="T223">string</text:span><text:span text:style-name="T224"><text:s/>de tamanho varíavel, que tem nome de<text:s/></text:span><text:span text:style-name="T225">nomeEntidade</text:span><text:span text:style-name="T226">.</text:span></text:p>
        </text:list-item>
      </text:list>
      <text:p text:style-name="P227"/>
      <text:p text:style-name="P228">create table EntidadeMeio</text:p>
      <text:p text:style-name="P229"><text:tab/>(nomeEntidade varchar(20) not null unique,</text:p>
      <text:soft-page-break/>
      <text:p text:style-name="P230"><text:tab/>constraint pk_nomeEntidade primary key (nomeEntidade));</text:p>
      <text:p text:style-name="P231"/>
      <text:p text:style-name="P232"/>
      <text:list text:style-name="LFO2" text:continue-numbering="true">
        <text:list-item>
          <text:p text:style-name="P233"><text:span text:style-name="T234">A entidade<text:s/></text:span><text:span text:style-name="T235">“Meio”</text:span><text:span text:style-name="T236"><text:s/>tem uma chave primária que corresponde a uma chave composta entre o<text:s/></text:span><text:span text:style-name="T237">numMeio</text:span><text:span text:style-name="T238">, que é um inteiro, e o<text:s/></text:span><text:span text:style-name="T239">nomeEntidade</text:span><text:span text:style-name="T240">, que é uma<text:s/></text:span><text:span text:style-name="T241">foreign key</text:span><text:span text:style-name="T242"><text:s/>que provém de EntidadeMeio.</text:span></text:p>
        </text:list-item>
      </text:list>
      <text:p text:style-name="P243"/>
      <text:p text:style-name="P244">create table Meio</text:p>
      <text:p text:style-name="P245"><text:tab/>(numMeio int not null,</text:p>
      <text:p text:style-name="P246"><text:tab/>nomeMeio varchar(30) not null,</text:p>
      <text:p text:style-name="P247"><text:tab/>nomeEntidade varchar(20) not null,</text:p>
      <text:p text:style-name="P248"><text:tab/>constraint pk_meio primary key (numMeio, nomeEntidade),</text:p>
      <text:p text:style-name="P249"><text:tab/>constraint fk_nomeEntidade foreign key (nomeEntidade) references EntidadeMeio(nomeEntidade));</text:p>
      <text:p text:style-name="P250"/>
      <text:p text:style-name="P251"/>
      <text:list text:style-name="LFO2" text:continue-numbering="true">
        <text:list-item>
          <text:p text:style-name="P252"><text:span text:style-name="T253">A entidade<text:s/></text:span><text:span text:style-name="T254">“MeioCombate”</text:span><text:span text:style-name="T255"><text:s/>tem uma chave primária, que corresponde a uma<text:s/></text:span><text:span text:style-name="T256">foreign key</text:span><text:span text:style-name="T257"><text:s/>composta entre o<text:s/></text:span><text:span text:style-name="T258">numMeio</text:span><text:span text:style-name="T259"><text:s/>e o<text:s/></text:span><text:span text:style-name="T260">nomeEntidade</text:span><text:span text:style-name="T261"><text:s/>que provém de Meio.</text:span></text:p>
        </text:list-item>
      </text:list>
      <text:p text:style-name="P262"/>
      <text:p text:style-name="P263">create table MeioCombate</text:p>
      <text:p text:style-name="P264"><text:tab/>(numMeio int not null,</text:p>
      <text:p text:style-name="P265"><text:tab/>nomeEntidade varchar(20) not null,</text:p>
      <text:p text:style-name="P266"><text:tab/>constraint pk_meioCombate primary key (numMeio, nomeEntidade),</text:p>
      <text:p text:style-name="P267"><text:tab/>constraint fk_meio foreign key (numMeio, nomeEntidade) references Meio(numMeio, nomeEntidade));</text:p>
      <text:p text:style-name="P268"/>
      <text:list text:style-name="LFO2" text:continue-numbering="true">
        <text:list-item>
          <text:p text:style-name="P269"><text:span text:style-name="T270">A entidade<text:s/></text:span><text:span text:style-name="T271">“MeioApoio”</text:span><text:span text:style-name="T272"><text:s/>tem uma chave primária, que corresponde a uma<text:s/></text:span><text:span text:style-name="T273">f</text:span><text:span text:style-name="T274">oreign key</text:span><text:span text:style-name="T275"><text:s/>composta entre o<text:s/></text:span><text:span text:style-name="T276">numMeio</text:span><text:span text:style-name="T277"><text:s/>e o<text:s/></text:span><text:span text:style-name="T278">nomeEntidade</text:span><text:span text:style-name="T279"><text:s/>que provém de Meio.</text:span></text:p>
        </text:list-item>
      </text:list>
      <text:p text:style-name="P280"/>
      <text:p text:style-name="P281">create table MeioApoio</text:p>
      <text:p text:style-name="P282"><text:tab/>(numMeio int not null,</text:p>
      <text:p text:style-name="P283"><text:tab/>nomeEntidade varchar(20) not null,</text:p>
      <text:p text:style-name="P284"><text:tab/>constraint pk_meioApoio primary key (numMeio, nomeEntidade),</text:p>
      <text:p text:style-name="P285"><text:tab/>constraint fk_meio foreign key<text:s/>(numMeio, nomeEntidade) references Meio(numMeio, nomeEntidade));</text:p>
      <text:p text:style-name="P286"/>
      <text:list text:style-name="LFO2" text:continue-numbering="true">
        <text:list-item>
          <text:p text:style-name="P287"><text:span text:style-name="T288">A entidade<text:s/></text:span><text:span text:style-name="T289">“MeioSocorro”</text:span><text:span text:style-name="T290"><text:s/>tem uma chave primária, que corresponde a uma<text:s/></text:span><text:span text:style-name="T291">foreign key</text:span><text:span text:style-name="T292"><text:s/>composta entre o<text:s/></text:span><text:span text:style-name="T293">numMei</text:span><text:span text:style-name="T294">o e o<text:s/></text:span><text:span text:style-name="T295">nomeEntidade</text:span><text:span text:style-name="T296"><text:s/>que provém de Meio.</text:span></text:p>
        </text:list-item>
      </text:list>
      <text:p text:style-name="P297"/>
      <text:p text:style-name="P298">create table MeioSocorro</text:p>
      <text:p text:style-name="P299"><text:tab/>(numMeio int not null,</text:p>
      <text:p text:style-name="P300"><text:tab/>nomeEntidade varchar(20) not null,</text:p>
      <text:p text:style-name="P301"><text:tab/>constraint fk_meioSocorro primary key (numMeio, nomeEntidade),</text:p>
      <text:p text:style-name="P302"><text:tab/>constraint fk_meio foreign key (numMeio, nomeEntidade) references Meio(numMeio, nomeEntidade));</text:p>
      <text:p text:style-name="P303"/>
      <text:list text:style-name="LFO2" text:continue-numbering="true">
        <text:list-item>
          <text:p text:style-name="P304"><text:span text:style-name="T305">A entidade<text:s/></text:span><text:span text:style-name="T306">“Transporta”</text:span><text:span text:style-name="T307"><text:s/>tem uma<text:s/></text:span><text:span text:style-name="T308">foreign key</text:span><text:span text:style-name="T309"><text:s/></text:span><text:span text:style-name="T310">composta entre o<text:s/></text:span><text:span text:style-name="T311">numMeio</text:span><text:span text:style-name="T312"><text:s/>e o<text:s/></text:span><text:span text:style-name="T313">nomeEntidade</text:span><text:span text:style-name="T314"><text:s/>que provém de MeioSocorro e a<text:s/></text:span><text:span text:style-name="T315">foreign key</text:span><text:span text:style-name="T316"><text:s/></text:span><text:span text:style-name="T317">numProcessoSocorro</text:span><text:span text:style-name="T318"><text:s/>que provém de ProcessoSocorro.</text:span></text:p>
        </text:list-item>
      </text:list>
      <text:p text:style-name="P319"/>
      <text:p text:style-name="P320">create table Transporta</text:p>
      <text:p text:style-name="P321"><text:tab/>(numMeio int not null,</text:p>
      <text:p text:style-name="P322"><text:tab/>nomeEntidade varchar(20) not null,</text:p>
      <text:p text:style-name="P323"><text:tab/>numVitimas int not null ,</text:p>
      <text:p text:style-name="P324"><text:tab/>numProcessoSocorro int not null,</text:p>
      <text:p text:style-name="P325"><text:tab/>constraint fk_meio foreign key (numMeio, nomeEntidade) references MeioSocorro(numMeio, nomeEntidade),</text:p>
      <text:p text:style-name="P326"><text:tab/>constraint numProcessoSocorro foreign key (numProcessoSocorro) references ProcessoSocorro(numProcessoSocorro));</text:p>
      <text:p text:style-name="P327"/>
      <text:p text:style-name="P328"/>
      <text:list text:style-name="LFO2" text:continue-numbering="true">
        <text:list-item>
          <text:p text:style-name="P329"><text:span text:style-name="T330">A entidade<text:s/></text:span><text:span text:style-name="T331">“Al</text:span><text:span text:style-name="T332">ocado”</text:span><text:span text:style-name="T333"><text:s/>tem uma<text:s/></text:span><text:span text:style-name="T334">foreign key</text:span><text:span text:style-name="T335"><text:s/>composta entre o<text:s/></text:span><text:span text:style-name="T336">numMeio</text:span><text:span text:style-name="T337"><text:s/>e o<text:s/></text:span><text:span text:style-name="T338">nomeEntidade</text:span><text:span text:style-name="T339"><text:s/>que provém de MeioApoio e a<text:s/></text:span><text:span text:style-name="T340">foreign key</text:span><text:span text:style-name="T341"><text:s/></text:span><text:span text:style-name="T342">numProcessoSocorro</text:span><text:span text:style-name="T343"><text:s/>que provém de ProcessoSocorro.</text:span></text:p>
        </text:list-item>
      </text:list>
      <text:p text:style-name="P344"/>
      <text:p text:style-name="P345">create table Alocado</text:p>
      <text:p text:style-name="P346"><text:tab/>(numMeio int not null,</text:p>
      <text:p text:style-name="P347"><text:tab/>nomeEntidade varchar(20) not null,</text:p>
      <text:p text:style-name="P348"><text:tab/>numHoras int not null ,</text:p>
      <text:p text:style-name="P349"><text:tab/>numProcessoSocorro int,</text:p>
      <text:p text:style-name="P350"><text:tab/>constraint fk_meio foreign key (numMeio, nomeEntidade) references MeioApoio(numMeio, nomeEntidade),</text:p>
      <text:p text:style-name="P351"><text:tab/>constraint numProcessoSocorro foreign key (numProcessoSocorro) references<text:s/>ProcessoSocorro(numProcessoSocorro));</text:p>
      <text:p text:style-name="P352"/>
      <text:list text:style-name="LFO2" text:continue-numbering="true">
        <text:list-item>
          <text:p text:style-name="P353"><text:span text:style-name="T354">A entidade<text:s/></text:span><text:span text:style-name="T355">“Aciona”</text:span><text:span text:style-name="T356"><text:s/>tem uma chave primária composta entre o<text:s/></text:span><text:span text:style-name="T357">numMeio</text:span><text:span text:style-name="T358">,<text:s/></text:span><text:span text:style-name="T359">nomeEntidade</text:span><text:span text:style-name="T360"><text:s/>– que são uma<text:s/></text:span><text:span text:style-name="T361">foreign key</text:span><text:span text:style-name="T362"><text:s/>que provém de Meio – e<text:s/></text:span><text:span text:style-name="T363">numProcessoSocorro</text:span><text:span text:style-name="T364">, que é uma<text:s/></text:span><text:span text:style-name="T365">foreign key</text:span><text:span text:style-name="T366"><text:s/>de ProcessSocorro.</text:span></text:p>
        </text:list-item>
      </text:list>
      <text:p text:style-name="P367"/>
      <text:p text:style-name="P368">create table Aciona</text:p>
      <text:p text:style-name="P369"><text:tab/>(numMeio int not null,</text:p>
      <text:p text:style-name="P370"><text:tab/>nomeEntidade varchar(20) not null,</text:p>
      <text:p text:style-name="P371"><text:tab/>numProcessoSocorro int not null,</text:p>
      <text:p text:style-name="P372"><text:tab/>constraint pk_aciona primary key (numMeio, nomeEntidade, numProcessoSocorro),</text:p>
      <text:p text:style-name="P373"><text:tab/>constraint fk_meio foreign key (numMeio, nomeEntidade) references<text:s/>Meio(numMeio, nomeEntidade),</text:p>
      <text:p text:style-name="P374"><text:tab/>constraint numProcessoSocorro foreign key (numProcessoSocorro) references ProcessoSocorro(numProcessoSocorro));</text:p>
      <text:p text:style-name="P375"/>
      <text:list text:style-name="LFO2" text:continue-numbering="true">
        <text:list-item>
          <text:p text:style-name="P376"><text:span text:style-name="T377">A entidade<text:s/></text:span><text:span text:style-name="T378">“Coordenador”</text:span><text:span text:style-name="T379"><text:s/>tem uma chave primária que corresponde a um inteiro, que tem nome de<text:s/></text:span><text:span text:style-name="T380">idCoordenador</text:span><text:span text:style-name="T381">.</text:span></text:p>
        </text:list-item>
      </text:list>
      <text:p text:style-name="P382"/>
      <text:p text:style-name="P383">create table Coordenador</text:p>
      <text:p text:style-name="P384"><text:tab/>(idCoordenador int not null unique ,</text:p>
      <text:p text:style-name="P385"><text:tab/>constraint idCoordenador primary key (idCoordenador));</text:p>
      <text:p text:style-name="P386"/>
      <text:list text:style-name="LFO2" text:continue-numbering="true">
        <text:list-item>
          <text:p text:style-name="P387"><text:span text:style-name="T388">A entidade<text:s/></text:span><text:span text:style-name="T389">“Audita”</text:span><text:span text:style-name="T390"><text:s/>tem uma<text:s/></text:span><text:span text:style-name="T391">foreign key</text:span><text:span text:style-name="T392"><text:s/>composta entre<text:s/></text:span><text:span text:style-name="T393">numMeio</text:span><text:span text:style-name="T394">,<text:s/></text:span><text:span text:style-name="T395">nomeEntidade</text:span><text:span text:style-name="T396"><text:s/>e<text:s/></text:span><text:span text:style-name="T397">numProcessoSocorro</text:span><text:span text:style-name="T398"><text:s/>que provêm de Aciona e uma<text:s/></text:span><text:span text:style-name="T399">foreign key</text:span><text:span text:style-name="T400"><text:s/></text:span><text:span text:style-name="T401">id</text:span><text:span text:style-name="T402">Coordenador</text:span><text:span text:style-name="T403"><text:s/>que provém de Coordenador. A<text:s/></text:span><text:span text:style-name="T404">datahoraInicio</text:span><text:span text:style-name="T405"><text:s/>tem de ser inferior à<text:s/></text:span><text:span text:style-name="T406">datahoraFim</text:span><text:span text:style-name="T407"><text:s/>(do tipo YYYY-MM-DD HH:MM:SS), e<text:s/></text:span><text:span text:style-name="T408">dataAuditoria</text:span><text:span text:style-name="T409"><text:s/>tem de ser inferior ou igual à atual data (do tipo YYYY-MM-DD).</text:span></text:p>
        </text:list-item>
      </text:list>
      <text:p text:style-name="P410"/>
      <text:p text:style-name="P411">create table Audita</text:p>
      <text:p text:style-name="P412"><text:tab/>(idCoordenador int not null,</text:p>
      <text:p text:style-name="P413"><text:tab/>numMeio int not null,</text:p>
      <text:p text:style-name="P414"><text:tab/>nomeEntidade varchar(20) not null,</text:p>
      <text:p text:style-name="P415"><text:tab/>numProcessoSocorro int,</text:p>
      <text:p text:style-name="P416"><text:tab/>datahoraInicio timestamp not null,</text:p>
      <text:p text:style-name="P417"><text:tab/>datahoraFim timestamp not null,</text:p>
      <text:p text:style-name="P418"><text:tab/>dataAuditoria date not null,</text:p>
      <text:p text:style-name="P419"><text:tab/>texto text not null,</text:p>
      <text:p text:style-name="P420"><text:tab/>constraint numMeio foreign key (numMeio,<text:s/>nomeEntidade, numProcessoSocorro) references Aciona(numMeio, nomeEntidade, numProcessoSocorro),</text:p>
      <text:p text:style-name="P421"><text:tab/>constraint idCoordenador foreign key (idCoordenador) references Coordenador(idCoordenador),</text:p>
      <text:p text:style-name="P422"><text:tab/>constraint chk_audit_time check (datahoraInicio &lt; datahoraFim),</text:p>
      <text:p text:style-name="P423"><text:tab/>constraint chk_audit_date check (dataAuditoria &lt;= current_date));</text:p>
      <text:p text:style-name="P424"/>
      <text:p text:style-name="P425"/>
      <text:soft-page-break/>
      <text:list text:style-name="LFO2" text:continue-numbering="true">
        <text:list-item>
          <text:p text:style-name="P426"><text:span text:style-name="T427">A entidade<text:s/></text:span><text:span text:style-name="T428">“Solicita”</text:span><text:span text:style-name="T429"><text:s/>tem uma<text:s/></text:span><text:span text:style-name="T430">foreign key</text:span><text:span text:style-name="T431"><text:s/></text:span><text:span text:style-name="T432">idCoordenador</text:span><text:span text:style-name="T433"><text:s/>que provém do Coordenador, uma<text:s/></text:span><text:span text:style-name="T434">foreign key</text:span><text:span text:style-name="T435"><text:s/></text:span><text:span text:style-name="T436">dataHoraInicioVideo</text:span><text:span text:style-name="T437"><text:s/>que provém de Video e uma<text:s/></text:span><text:span text:style-name="T438">foreign key</text:span><text:span text:style-name="T439"><text:s/></text:span><text:span text:style-name="T440">numCamara</text:span><text:span text:style-name="T441"><text:s/>que vem da<text:s/></text:span><text:span text:style-name="T442">Camara.</text:span></text:p>
        </text:list-item>
      </text:list>
      <text:p text:style-name="P443"/>
      <text:p text:style-name="P444">create table Solicita</text:p>
      <text:p text:style-name="P445"><text:tab/>(idCoordenador int not null,</text:p>
      <text:p text:style-name="P446"><text:tab/>dataHoraInicioVideo timestamp not null,</text:p>
      <text:p text:style-name="P447"><text:tab/>numCamara int not null,</text:p>
      <text:p text:style-name="P448"><text:tab/>dataHoraInicio timestamp not null,</text:p>
      <text:p text:style-name="P449"><text:tab/>dataHoraFim timestamp not null,</text:p>
      <text:p text:style-name="P450"><text:tab/>constraint idCoordenador foreign key (idCoordenador) references Coordenador(idCoordenador),</text:p>
      <text:p text:style-name="P451"><text:tab/>constraint dataHoraInicioVideo foreign key (dataHoraInicioVideo) references Video(dataHoraInicio),</text:p>
      <text:p text:style-name="P452"><text:tab/>constraint numCamara foreign key (numCamara) references Camara(numCamara));</text:p>
      <text:p text:style-name="P453"/>
      <text:p text:style-name="P454">Consultas SQL</text:p>
      <text:p text:style-name="P455"/>
      <text:p text:style-name="P456">As seguintes consultas SQL pretendem responder às consultas do enunciado:</text:p>
      <text:list text:style-name="LFO3" text:continue-numbering="true">
        <text:list-item>
          <text:p text:style-name="P457">SELECT numprocessosocorro FROM aciona</text:p>
        </text:list-item>
      </text:list>
      <text:p text:style-name="P458">GROUP BY numprocessosocorro</text:p>
      <text:p text:style-name="P459">HAVING COUNT(nummeio) &gt;= ALL(SELECT COUNT(nummeio) FROM aciona</text:p>
      <text:p text:style-name="P460">GROUP BY numprocessosocorro);</text:p>
      <text:p text:style-name="P461"/>
      <text:list text:style-name="LFO3" text:continue-numbering="true">
        <text:list-item>
          <text:p text:style-name="P462">SELECT nomeentidade FROM<text:s/>eventoemergencia NATURAL JOIN aciona</text:p>
        </text:list-item>
      </text:list>
      <text:p text:style-name="P463">WHERE instantechamada &lt;= ‘2018-09-23 23:59:59’</text:p>
      <text:p text:style-name="P464">AND instantechamada &gt;= ‘2018-06-21 00:00:00’</text:p>
      <text:p text:style-name="P465">GROUP BY nomeentidade HAVING COUNT(numprocessosocorro) &gt;= ALL</text:p>
      <text:p text:style-name="P466">(SELECT COUNT(numprocessosocorro) FROM eventoemergencia</text:p>
      <text:p text:style-name="P467">NATURAL JOIN aciona WHERE instantechamada &lt;= ‘2018-09-23 23:59:59 AND instantechamada &gt;= ‘2018-06-21 00:00:00’ GROUP BY nomeentidade);</text:p>
      <text:p text:style-name="P468"/>
      <text:list text:style-name="LFO3" text:continue-numbering="true">
        <text:list-item>
          <text:p text:style-name="P469">SELECT numprocessosocorro FROM eventoemergencia NATURAL JOIN aciona</text:p>
        </text:list-item>
      </text:list>
      <text:p text:style-name="P470">WHERE moradalocal = ‘Oliveira do Hospital’ AND instantechamada &gt;= ‘2018-01-01 00:00:00’ AND instantechamada &lt;= ‘2018-12-31 23:59:00’</text:p>
      <text:p text:style-name="P471">AND numprocessosocorro NOT IN (SELECT numprocessosocorro FROM audita);</text:p>
      <text:p text:style-name="P472"/>
      <text:list text:style-name="LFO3" text:continue-numbering="true">
        <text:list-item>
          <text:p text:style-name="P473">SELECT COUNT(numsegmento)</text:p>
        </text:list-item>
      </text:list>
      <text:p text:style-name="P474">FROM segmentovideo NATURAL JOIN video NATURAL JOIN vigia</text:p>
      <text:p text:style-name="P475">WHERE duração &gt; 60 AND moradalocal = ‘Monchique’</text:p>
      <text:p text:style-name="P476">AND datahorafim &lt;= ‘2018-08-31 23:59’ AND datahorainicio &gt;= ‘2018-08-01 00:00’;</text:p>
      <text:p text:style-name="P477"/>
      <text:list text:style-name="LFO3" text:continue-numbering="true">
        <text:list-item>
          <text:p text:style-name="P478">SELECT nummeio, nomeentidade FROM meiocombate</text:p>
        </text:list-item>
      </text:list>
      <text:p text:style-name="P479">EXCEPT (SELECT nummeio, nomeentidade FROM alocado</text:p>
      <text:p text:style-name="P480">GROUP BY nummeio, nomeentidade);</text:p>
      <text:p text:style-name="P481"/>
      <text:p text:style-name="P482"/>
      <text:list text:style-name="LFO3" text:continue-numbering="true">
        <text:list-item>
          <text:p text:style-name="P483">SELECT nomeentidade FROM aciona NATURAL JOIN meiocombate meios_acc WHERE NOT EXISTS(<text:s/>SELECT numprocessosocorro<text:s/>FROM aciona EXCEPT SELECT numprocessosocorro FROM aciona filter<text:s/>WHERE meios_acc.nomeentidade = filter.nomeentidade) GROUP BY nomeentidade;</text:p>
        </text:list-item>
      </text:list>
      <text:p text:style-name="P484"/>
      <text:p text:style-name="P485"/>
      <text:p text:style-name="P486"/>
      <text:soft-page-break/>
      <text:p text:style-name="P487">Aplicação desenvolvida em PHP</text:p>
      <text:p text:style-name="P488"/>
      <text:p text:style-name="P489">A aplicação PHP está estruturada da seguinte forma:</text:p>
      <text:p text:style-name="P490"><text:tab/></text:p>
      <text:list text:style-name="LFO4" text:continue-numbering="true">
        <text:list-item>
          <text:p text:style-name="P491">Um<text:s/>ficheiro index.php que serve como interface para o programa, onde é possível executar todas as ações pedidas no enunciado. Permite também ver todas as tabelas editáveis (Locais, Eventos de emergência, Processos de socorro, Meios, Entidades, Meio de combate, Meio de socorro e Meio de apoio), de forma a facilitar a visualização das alterações à base de dados.</text:p>
        </text:list-item>
        <text:list-item>
          <text:p text:style-name="P492">Vários ficheiros PHP com scripts para adicionar elementos às tabelas.</text:p>
        </text:list-item>
        <text:list-item>
          <text:p text:style-name="P493">2 ficheiros PHP para associar processos de socorro a meios e processos de socorro<text:s/>a eventos de emergência.</text:p>
        </text:list-item>
        <text:list-item>
          <text:p text:style-name="P494">Um ficheiro config.php para configurar a ligação à base de dados.</text:p>
        </text:list-item>
        <text:list-item>
          <text:p text:style-name="P495">Um ficheiro deleteFromTable.php para apagar elementos das tabelas.</text:p>
        </text:list-item>
        <text:list-item>
          <text:p text:style-name="P496">Dois ficheiros para listar meios acionados num certo local e processos de socorro associados a um<text:s/>local.</text:p>
        </text:list-item>
        <text:list-item>
          <text:p text:style-name="P497">Dois ficheiros para atualizar o conteúdo das tabelas meio de combate, meio de socorro e meio de apoio.</text:p>
        </text:list-item>
      </text:list>
      <text:p text:style-name="P498"/>
      <text:p text:style-name="P499"><text:span text:style-name="T500">Através de forms e links inseridos no ficheiros index.php, este ficheiro permite realizar ações como adicionar, editar ou remover entradas das ta</text:span><text:span text:style-name="T501">belas, executando outros<text:s/></text:span><text:span text:style-name="T502">scripts</text:span><text:span text:style-name="T503">. Os botões de apagar e editar estão ao lado de cada entrada na tabela e o campos de input para adicionar elementos a cada tabela estão no topo das mesmas.</text:span></text:p>
      <text:p text:style-name="P504"/>
      <text:p text:style-name="P505">No topo de todas as tabelas estão quatro secções:</text:p>
      <text:list text:style-name="LFO5" text:continue-numbering="true">
        <text:list-item>
          <text:p text:style-name="P506">A primeira permite listar os meios de socorro acionados em processos de socorro originados num determinado local (inserido no campo de input respetivo).</text:p>
        </text:list-item>
        <text:list-item>
          <text:p text:style-name="P507">A segunda permite listar os meios acionados num determinado processo (inserido no campo de input respetivo).</text:p>
        </text:list-item>
        <text:list-item>
          <text:p text:style-name="P508">A terceira<text:s/>permite associar um processo de socorro a meios.</text:p>
        </text:list-item>
        <text:list-item>
          <text:p text:style-name="P509">A última permite associar processos de socorro a eventos de emergência.</text:p>
        </text:list-item>
      </text:list>
      <text:p text:style-name="P510"/>
      <text:p text:style-name="P511"><text:span text:style-name="T512">Com esta aplicação dão-se resposta a todas operações pedidas no enunciado, adicionando a funcionalidade de visualizar as tabelas que s</text:span><text:span text:style-name="T513">ão editáveis dire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iguel Rocha</meta:initial-creator>
    <dc:creator>Artur Fortunato</dc:creator>
    <meta:creation-date>2018-11-29T18:35:00Z</meta:creation-date>
    <dc:date>2018-11-30T17:58:00Z</dc:date>
    <meta:template xlink:href="Normal" xlink:type="simple"/>
    <meta:editing-cycles>6</meta:editing-cycles>
    <meta:editing-duration>PT2280S</meta:editing-duration>
    <meta:document-statistic meta:page-count="7" meta:paragraph-count="27" meta:word-count="2138" meta:character-count="13660" meta:row-count="96" meta:non-whitespace-character-count="11549"/>
  </office:meta>
</office:document-meta>
</file>